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it" style:country-asian="IT"/>
    </style:style>
    <style:style style:name="P2" style:parent-style-name="Normale" style:family="paragraph">
      <style:paragraph-properties fo:margin-top="0.0694in" fo:margin-bottom="0.0694in" fo:line-height="100%"/>
    </style:style>
    <style:style style:name="T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6" style:parent-style-name="Normale" style:list-style-name="LFO1" style:family="paragraph">
      <style:paragraph-properties fo:margin-top="0.0694in" fo:margin-bottom="0.0694in" fo:line-height="100%"/>
    </style:style>
    <style:style style:name="T7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9" style:parent-style-name="Normale" style:list-style-name="LFO1" style:family="paragraph">
      <style:paragraph-properties fo:margin-top="0.0694in" fo:margin-bottom="0.0694in" fo:line-height="100%"/>
    </style:style>
    <style:style style:name="T1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2" style:parent-style-name="Normale" style:list-style-name="LFO1" style:family="paragraph">
      <style:paragraph-properties fo:margin-top="0.0694in" fo:margin-bottom="0.0694in" fo:line-height="100%"/>
    </style:style>
    <style:style style:name="T1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5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6" style:parent-style-name="Normale" style:family="paragraph">
      <style:paragraph-properties fo:margin-top="0.0694in" fo:margin-bottom="0.0694in" fo:line-height="100%"/>
    </style:style>
    <style:style style:name="T17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18" style:parent-style-name="Normale" style:list-style-name="LFO2" style:family="paragraph">
      <style:paragraph-properties fo:margin-top="0.0694in" fo:margin-bottom="0.0694in" fo:line-height="100%"/>
    </style:style>
    <style:style style:name="T1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1" style:parent-style-name="Normale" style:list-style-name="LFO2" style:family="paragraph">
      <style:paragraph-properties fo:margin-top="0.0694in" fo:margin-bottom="0.0694in" fo:line-height="100%"/>
    </style:style>
    <style:style style:name="T22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4" style:parent-style-name="Normale" style:list-style-name="LFO2" style:family="paragraph">
      <style:paragraph-properties fo:margin-top="0.0694in" fo:margin-bottom="0.0694in" fo:line-height="100%"/>
    </style:style>
    <style:style style:name="T2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7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8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/>
    </style:style>
    <style:style style:name="P29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/>
    </style:style>
    <style:style style:name="P30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/>
    </style:style>
    <style:style style:name="P31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/>
    </style:style>
    <style:style style:name="P32" style:parent-style-name="Normale" style:family="paragraph">
      <style:paragraph-properties fo:margin-top="0.0694in" fo:margin-bottom="0.0694in" fo:line-height="100%"/>
    </style:style>
    <style:style style:name="T3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3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3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38" style:parent-style-name="Normale" style:family="paragraph">
      <style:paragraph-properties fo:margin-top="0.0694in" fo:margin-bottom="0.0694in" fo:line-height="100%"/>
    </style:style>
    <style:style style:name="T3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40" style:parent-style-name="Normale" style:list-style-name="LFO3" style:family="paragraph">
      <style:paragraph-properties fo:margin-top="0.0694in" fo:margin-bottom="0.0694in" fo:line-height="100%"/>
    </style:style>
    <style:style style:name="T4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43" style:parent-style-name="Normale" style:list-style-name="LFO3" style:family="paragraph">
      <style:paragraph-properties fo:margin-top="0.0694in" fo:margin-bottom="0.0694in" fo:line-height="100%"/>
    </style:style>
    <style:style style:name="T4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4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48" style:parent-style-name="Normale" style:family="paragraph">
      <style:paragraph-properties fo:margin-top="0.0694in" fo:margin-bottom="0.0694in" fo:line-height="100%"/>
    </style:style>
    <style:style style:name="T4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50" style:parent-style-name="Normale" style:list-style-name="LFO4" style:family="paragraph">
      <style:paragraph-properties fo:margin-top="0.0694in" fo:margin-bottom="0.0694in" fo:line-height="100%"/>
    </style:style>
    <style:style style:name="T5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5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53" style:parent-style-name="Normale" style:list-style-name="LFO4" style:family="paragraph">
      <style:paragraph-properties fo:margin-top="0.0694in" fo:margin-bottom="0.0694in" fo:line-height="100%"/>
    </style:style>
    <style:style style:name="T5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5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56" style:parent-style-name="Normale" style:list-style-name="LFO4" style:family="paragraph">
      <style:paragraph-properties fo:margin-top="0.0694in" fo:margin-bottom="0.0694in" fo:line-height="100%"/>
    </style:style>
    <style:style style:name="T57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5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59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60" style:parent-style-name="Normale" style:list-style-name="LFO5" style:family="paragraph">
      <style:paragraph-properties fo:margin-top="0.0694in" fo:margin-bottom="0.0694in" fo:line-height="100%"/>
    </style:style>
    <style:style style:name="T6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6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6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6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65" style:parent-style-name="Normale" style:list-style-name="LFO5" style:family="paragraph">
      <style:paragraph-properties fo:margin-top="0.0694in" fo:margin-bottom="0.0694in" fo:line-height="100%"/>
    </style:style>
    <style:style style:name="T6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6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6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6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70" style:parent-style-name="Normale" style:list-style-name="LFO5" style:family="paragraph">
      <style:paragraph-properties fo:margin-top="0.0694in" fo:margin-bottom="0.0694in" fo:line-height="100%"/>
    </style:style>
    <style:style style:name="T7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7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7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7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75" style:parent-style-name="Normale" style:family="paragraph">
      <style:paragraph-properties fo:margin-top="0.0694in" fo:margin-bottom="0.0694in" fo:line-height="100%"/>
    </style:style>
    <style:style style:name="T7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77" style:parent-style-name="Normale" style:list-style-name="LFO6" style:family="paragraph">
      <style:paragraph-properties fo:margin-top="0.0694in" fo:margin-bottom="0.0694in" fo:line-height="100%"/>
    </style:style>
    <style:style style:name="T7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7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80" style:parent-style-name="Normale" style:list-style-name="LFO6" style:family="paragraph">
      <style:paragraph-properties fo:margin-top="0.0694in" fo:margin-bottom="0.0694in" fo:line-height="100%"/>
    </style:style>
    <style:style style:name="T8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8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8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8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85" style:parent-style-name="Normale" style:family="paragraph">
      <style:paragraph-properties fo:margin-top="0.0694in" fo:margin-bottom="0.0694in" fo:line-height="100%"/>
    </style:style>
    <style:style style:name="T8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87" style:parent-style-name="Normale" style:list-style-name="LFO7" style:family="paragraph">
      <style:paragraph-properties fo:margin-top="0.0694in" fo:margin-bottom="0.0694in" fo:line-height="100%"/>
    </style:style>
    <style:style style:name="T8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8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90" style:parent-style-name="Normale" style:list-style-name="LFO7" style:family="paragraph">
      <style:paragraph-properties fo:margin-top="0.0694in" fo:margin-bottom="0.0694in" fo:line-height="100%"/>
    </style:style>
    <style:style style:name="T9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9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9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9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95" style:parent-style-name="Normale" style:family="paragraph">
      <style:paragraph-properties fo:margin-top="0.0694in" fo:margin-bottom="0.0694in" fo:line-height="100%"/>
    </style:style>
    <style:style style:name="T9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97" style:parent-style-name="Normale" style:list-style-name="LFO8" style:family="paragraph">
      <style:paragraph-properties fo:margin-top="0.0694in" fo:margin-bottom="0.0694in" fo:line-height="100%"/>
    </style:style>
    <style:style style:name="T9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9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00" style:parent-style-name="Normale" style:list-style-name="LFO8" style:family="paragraph">
      <style:paragraph-properties fo:margin-top="0.0694in" fo:margin-bottom="0.0694in" fo:line-height="100%"/>
    </style:style>
    <style:style style:name="T10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0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03" style:parent-style-name="Normale" style:list-style-name="LFO8" style:family="paragraph">
      <style:paragraph-properties fo:margin-top="0.0694in" fo:margin-bottom="0.0694in" fo:line-height="100%"/>
    </style:style>
    <style:style style:name="T10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0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0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0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08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</office:automatic-styles>
  <office:body>
    <office:text text:use-soft-page-breaks="true">
      <text:h text:style-name="P1" text:outline-level="2">Riassunto "Divide et Impera"</text:h>
      <text:p text:style-name="P2"><text:span text:style-name="T3">Il paradigma<text:s/></text:span><text:span text:style-name="T4">"divide et impera"</text:span><text:span text:style-name="T5"><text:s/>è un approccio alla progettazione di algoritmi che si articola in tre fasi principali:</text:span></text:p>
      <text:list text:style-name="LFO1" text:continue-numbering="true">
        <text:list-item>
          <text:p text:style-name="P6"><text:span text:style-name="T7">Decomposizione:</text:span><text:span text:style-name="T8"><text:s/>Il problema iniziale viene suddiviso in un piccolo numero di sotto-problemi, ciascuno dei quali è dello stesso tipo del problema originale ma definito su un insieme di dati di dimensioni inferiori.</text:span></text:p>
        </text:list-item>
        <text:list-item>
          <text:p text:style-name="P9"><text:span text:style-name="T10">Ricorsione:</text:span><text:span text:style-name="T11"><text:s/>Ciascun sotto-problema viene risolto ricorsivamente, fino a quando non si arriva a sotto-problemi di dimensioni talmente piccole da poter essere risolti direttamente.</text:span></text:p>
        </text:list-item>
        <text:list-item>
          <text:p text:style-name="P12"><text:span text:style-name="T13">Ricombinazione:</text:span><text:span text:style-name="T14"><text:s/>Le soluzioni dei sotto-problemi vengono combinate tra loro per ottenere la soluzione del problema iniziale.</text:span></text:p>
        </text:list-item>
      </text:list>
      <text:p text:style-name="P15">Questo paradigma viene applicato in diversi algoritmi di ordinamento e ricerca, come ad esempio:</text:p>
      <text:p text:style-name="P16"><text:span text:style-name="T17">Ordinamento per fusione (MergeSort):</text:span></text:p>
      <text:list text:style-name="LFO2" text:continue-numbering="true">
        <text:list-item>
          <text:p text:style-name="P18"><text:span text:style-name="T19">Decomposizione:</text:span><text:span text:style-name="T20"><text:s/>Se la sequenza da ordinare ha almeno due elementi, viene divisa in due sotto-sequenze di lunghezza uguale o quasi uguale.</text:span></text:p>
        </text:list-item>
        <text:list-item>
          <text:p text:style-name="P21"><text:span text:style-name="T22">Ricorsione:</text:span><text:span text:style-name="T23"><text:s/>Le due sotto-sequenze vengono ordinate ricorsivamente.</text:span></text:p>
        </text:list-item>
        <text:list-item>
          <text:p text:style-name="P24"><text:span text:style-name="T25">Ricombinazione:</text:span><text:span text:style-name="T26"><text:s/>Le due sotto-sequenze ordinate vengono fuse in un'unica sequenza ordinata.</text:span></text:p>
        </text:list-item>
      </text:list>
      <text:p text:style-name="P27">L'operazione di fusione può essere eseguita in tempo lineare O(n), confrontando gli elementi delle due sotto-sequenze e inserendoli nella sequenza finale in ordine crescente. Il numero totale di passi dell'algoritmo MergeSort è definito dalla relazione di ricorrenza:</text:p>
      <text:p text:style-name="P28">T(n) ≤ {</text:p>
      <text:p text:style-name="P29"><text:s text:c="4"/>c0 se n ≤ 1</text:p>
      <text:p text:style-name="P30"><text:s text:c="4"/>2T(n/2) + cn altrimenti</text:p>
      <text:p text:style-name="P31">}</text:p>
      <text:p text:style-name="P32"><text:span text:style-name="T33">Applicando il<text:s/></text:span><text:span text:style-name="T34">Teorema fondamentale delle ricorrenze</text:span><text:span text:style-name="T35">, si può dimostrare che il tempo di esecuzione di MergeSort è<text:s/></text:span><text:span text:style-name="T36">O(n log n)</text:span><text:span text:style-name="T37">.</text:span></text:p>
      <text:p text:style-name="P38"><text:span text:style-name="T39">Ricerca binaria:</text:span></text:p>
      <text:list text:style-name="LFO3" text:continue-numbering="true">
        <text:list-item>
          <text:p text:style-name="P40"><text:span text:style-name="T41">Idea:</text:span><text:span text:style-name="T42"><text:s/>Se si cerca una chiave in un array ordinato, si può confrontare la chiave con l'elemento centrale dell'array. Se la chiave è minore dell'elemento centrale, la ricerca prosegue nella metà sinistra dell'array; altrimenti, prosegue nella metà destra.</text:span></text:p>
        </text:list-item>
        <text:list-item>
          <text:p text:style-name="P43"><text:span text:style-name="T44">Complessità:</text:span><text:span text:style-name="T45"><text:s/>Ad ogni passo, la dimensione dell'array da esaminare viene dimezzata. Di conseguenza, la ricerca binaria ha una complessità temporale di<text:s/></text:span><text:span text:style-name="T46">O(log n)</text:span><text:span text:style-name="T47">.</text:span></text:p>
        </text:list-item>
      </text:list>
      <text:p text:style-name="P48"><text:span text:style-name="T49">Ordinamento per distribuzione (QuickSort):</text:span></text:p>
      <text:list text:style-name="LFO4" text:continue-numbering="true">
        <text:list-item>
          <text:p text:style-name="P50"><text:span text:style-name="T51">Decomposizione:</text:span><text:span text:style-name="T52"><text:s/>Si sceglie un elemento chiamato "pivot" e si partiziona la sequenza in due sotto-sequenze: una con elementi minori o uguali al pivot e l'altra con elementi maggiori o uguali.</text:span></text:p>
        </text:list-item>
        <text:list-item>
          <text:p text:style-name="P53"><text:span text:style-name="T54">Ricorsione:</text:span><text:span text:style-name="T55"><text:s/>Si ordina ricorsivamente ciascuna sotto-sequenza.</text:span></text:p>
        </text:list-item>
        <text:list-item>
          <text:p text:style-name="P56"><text:span text:style-name="T57">Ricombinazione:</text:span><text:span text:style-name="T58"><text:s/>Si concatenano le due sotto-sequenze ordinate.</text:span></text:p>
        </text:list-item>
      </text:list>
      <text:soft-page-break/>
      <text:p text:style-name="P59">La complessità di QuickSort dipende dalla scelta del pivot:</text:p>
      <text:list text:style-name="LFO5" text:continue-numbering="true">
        <text:list-item>
          <text:p text:style-name="P60"><text:span text:style-name="T61">Caso peggiore:</text:span><text:span text:style-name="T62"><text:s/>Il pivot è sempre l'elemento più piccolo o più grande, e la complessità diventa<text:s/></text:span><text:span text:style-name="T63">O(n²)</text:span><text:span text:style-name="T64">.</text:span></text:p>
        </text:list-item>
        <text:list-item>
          <text:p text:style-name="P65"><text:span text:style-name="T66">Caso ottimo:</text:span><text:span text:style-name="T67"><text:s/>Il pivot divide sempre l'array a metà, e la complessità è<text:s/></text:span><text:span text:style-name="T68">O(n log n)</text:span><text:span text:style-name="T69">.</text:span></text:p>
        </text:list-item>
        <text:list-item>
          <text:p text:style-name="P70"><text:span text:style-name="T71">Caso medio:</text:span><text:span text:style-name="T72"><text:s/>La complessità è<text:s/></text:span><text:span text:style-name="T73">O(n log n)</text:span><text:span text:style-name="T74">.</text:span></text:p>
        </text:list-item>
      </text:list>
      <text:p text:style-name="P75"><text:span text:style-name="T76">Moltiplicazione veloce di interi:</text:span></text:p>
      <text:list text:style-name="LFO6" text:continue-numbering="true">
        <text:list-item>
          <text:p text:style-name="P77"><text:span text:style-name="T78">Idea:</text:span><text:span text:style-name="T79"><text:s/>Sfruttare la rappresentazione posizionale dei numeri per ridurre il numero di moltiplicazioni necessarie.</text:span></text:p>
        </text:list-item>
        <text:list-item>
          <text:p text:style-name="P80"><text:span text:style-name="T81">Complessità:</text:span><text:span text:style-name="T82"><text:s/>Utilizzando un approccio "divide et impera", è possibile ridurre la complessità della moltiplicazione da O(n²) a<text:s/></text:span><text:span text:style-name="T83">O(n1.585)</text:span><text:span text:style-name="T84">.</text:span></text:p>
        </text:list-item>
      </text:list>
      <text:p text:style-name="P85"><text:span text:style-name="T86">Moltiplicazione veloce tra matrici:</text:span></text:p>
      <text:list text:style-name="LFO7" text:continue-numbering="true">
        <text:list-item>
          <text:p text:style-name="P87"><text:span text:style-name="T88">Idea:</text:span><text:span text:style-name="T89"><text:s/>Simile alla moltiplicazione veloce di interi, ma applicata alle matrici.</text:span></text:p>
        </text:list-item>
        <text:list-item>
          <text:p text:style-name="P90"><text:span text:style-name="T91">Complessità:</text:span><text:span text:style-name="T92"><text:s/>Esistono algoritmi che permettono di moltiplicare matrici con una complessità inferiore a O(n³), ad esempio l'algoritmo di Strassen che ha una complessità di<text:s/></text:span><text:span text:style-name="T93">O(n2.807)</text:span><text:span text:style-name="T94">.</text:span></text:p>
        </text:list-item>
      </text:list>
      <text:p text:style-name="P95"><text:span text:style-name="T96">Il problema della coppia più vicina:</text:span></text:p>
      <text:list text:style-name="LFO8" text:continue-numbering="true">
        <text:list-item>
          <text:p text:style-name="P97"><text:span text:style-name="T98">Problema:</text:span><text:span text:style-name="T99"><text:s/>Trovare la coppia di punti più vicina in un insieme di punti nel piano.</text:span></text:p>
        </text:list-item>
        <text:list-item>
          <text:p text:style-name="P100"><text:span text:style-name="T101">Soluzione "divide et impera":</text:span><text:span text:style-name="T102"><text:s/>Dividere l'insieme di punti in due sottoinsiemi, risolvere ricorsivamente il problema per ciascun sottoinsieme e infine combinare le soluzioni per ottenere la soluzione finale.</text:span></text:p>
        </text:list-item>
        <text:list-item>
          <text:p text:style-name="P103"><text:span text:style-name="T104">Complessità:</text:span><text:span text:style-name="T105"><text:s/></text:span><text:span text:style-name="T106">O(n log n)</text:span><text:span text:style-name="T107">.</text:span></text:p>
        </text:list-item>
      </text:list>
      <text:p text:style-name="P108">Oltre a questi esempi, il documento illustra anche l'applicazione del paradigma "divide et impera" ad altri problemi, come la ricerca dell'elemento di rango r in un array (Selezione per distribuzione) e il calcolo di alcune proprietà degli alberi binari (dimensione, altezza, etc.).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 fo:hyphenate="false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PreformattatoHTML" style:display-name="Preformattato HTML" style:family="paragraph" style:parent-style-name="Normale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fo:hyphenate="fals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STAGNO ANDREA</meta:initial-creator>
    <dc:creator>ROSTAGNO ANDREA</dc:creator>
    <meta:creation-date>2024-06-24T15:52:00Z</meta:creation-date>
    <dc:date>2024-06-24T15:52:00Z</dc:date>
    <meta:template xlink:href="Normal" xlink:type="simple"/>
    <meta:editing-cycles>1</meta:editing-cycles>
    <meta:editing-duration>PT0S</meta:editing-duration>
    <meta:document-statistic meta:page-count="2" meta:paragraph-count="7" meta:word-count="572" meta:character-count="3827" meta:row-count="27" meta:non-whitespace-character-count="3262"/>
  </office:meta>
</office:document-meta>
</file>